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72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3.81cm" fo:min-width="4.29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3.798cm" fo:min-width="4.292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72cm" svg:height="0.962cm" svg:x="7.106cm" svg:y="2.905cm">
          <draw:text-box>
            <text:p><text:span text:style-name="T1">Linux </text:span><text:span text:style-name="T1">character </text:span><text:span text:style-name="T1">driver</text:span></text:p>
          </draw:text-box>
        </draw:frame>
        <draw:custom-shape draw:style-name="gr2" draw:text-style-name="P3" draw:layer="layout" svg:width="4.877cm" svg:height="4.14cm" svg:x="4.175cm" svg:y="7.572cm">
          <text:p text:style-name="P2">struct cde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72cm" svg:height="4.128cm" svg:x="12.43cm" svg:y="7.572cm">
          <text:p text:style-name="P2">struct file_operation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2:43:36.689350152</meta:creation-date>
    <dc:date>2022-11-27T02:02:19.713402347</dc:date>
    <meta:editing-duration>PT27M7S</meta:editing-duration>
    <meta:editing-cycles>4</meta:editing-cycles>
    <meta:generator>LibreOffice/7.4.1.2$Linux_X86_64 LibreOffice_project/40$Build-2</meta:generator>
    <meta:document-statistic meta:object-count="3"/>
  </office:meta>
</office:document-meta>
</file>